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732" officeooo:paragraph-rsid="000a2732"/>
    </style:style>
    <style:style style:name="P2" style:family="paragraph" style:parent-style-name="Standard">
      <style:text-properties officeooo:rsid="000a899e" officeooo:paragraph-rsid="000a899e"/>
    </style:style>
    <style:style style:name="P3" style:family="paragraph" style:parent-style-name="Standard">
      <style:text-properties officeooo:rsid="000a899e" officeooo:paragraph-rsid="000b7a83"/>
    </style:style>
    <style:style style:name="P4" style:family="paragraph" style:parent-style-name="Standard">
      <style:text-properties officeooo:rsid="000b7a83" officeooo:paragraph-rsid="000b7a83"/>
    </style:style>
    <style:style style:name="T1" style:family="text">
      <style:text-properties officeooo:rsid="000a899e"/>
    </style:style>
    <style:style style:name="T2" style:family="text">
      <style:text-properties officeooo:rsid="000b7a83"/>
    </style:style>
    <style:style style:name="T3" style:family="text">
      <style:text-properties officeooo:rsid="00101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<text:span text:style-name="T1">functions, </text:span>classes and methods:</text:p>
      <text:p text:style-name="P2">Class ToolTip(object)</text:p>
      <text:p text:style-name="P2">Methods: init, showtip, hidetip</text:p>
      <text:p text:style-name="P2"/>
      <text:p text:style-name="P2">Function createToolTip(widget, text)</text:p>
      <text:p text:style-name="P2"><text:span text:style-name="T3">Child</text:span> functions:enter, leave</text:p>
      <text:p text:style-name="P2"/>
      <text:p text:style-name="P2">Class Get_Data_From_Excel</text:p>
      <text:p text:style-name="P2">Methods for teacher search: get_teacher_list, get_date_list, get_time_list, get_teacher_emails, get_unavailable_teachers, get_free_teachers_emails</text:p>
      <text:p text:style-name="P2"/>
      <text:p text:style-name="P2">Methods for email schedule: get_teacher_list, get_teacher_emails, get_schedule_times, get_schedule_student_names, </text:p>
      <text:p text:style-name="P2"/>
      <text:p text:style-name="P4">Methods for monthly display: open_workbook, get_teacher_list, get_current_month_list_and_month_list_values, get_start_row_finish_row, get_students_scheduled_for_classes, </text:p>
      <text:p text:style-name="P2"/>
      <text:p text:style-name="P2"/>
      <text:p text:style-name="P3">Class GUI_Input_Output<text:span text:style-name="T2">(self, master)</text:span>: </text:p>
      <text:p text:style-name="P3"/>
      <text:p text:style-name="P3"><text:span text:style-name="T2">Methods: init (includes 3 GUI tabs for teacher search, email schedule, and monthly display) , _quit, search_free_teachers, clear, submit_schedules_for_email, clear_2, search_monthly_schedule, clear_3</text:span></text:p>
      <text:p text:style-name="P3"/>
      <text:p text:style-name="P4">Mainloop</text:p>
      <text:p text:style-name="P4">Function: main</text:p>
      <text:p text:style-name="P4">if __name__ == "__main__": main(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6:52:36.825991327</meta:creation-date>
    <dc:date>2018-05-21T17:19:28.385744463</dc:date>
    <meta:editing-duration>PT16M39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80" meta:character-count="902" meta:non-whitespace-character-count="833"/>
  </office:meta>
</office:document-meta>
</file>